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Arial1" svg:font-family="Arial, Helvetica, sans-serif"/>
    <style:font-face style:name="Mangal1" svg:font-family="Mangal"/>
    <style:font-face style:name="OpenSymbol" svg:font-family="OpenSymbol"/>
    <style:font-face style:name="Verdana1" svg:font-family="Verdana, Arial, Helvetica, sans-serif"/>
    <style:font-face style:name="Verdana" svg:font-family="Verdana, Helvetica, sans-serif"/>
    <style:font-face style:name="sans-serif" svg:font-family="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042in" table:align="left"/>
    </style:style>
    <style:style style:name="Table1.A" style:family="table-column">
      <style:table-column-properties style:column-width="2.8958in"/>
    </style:style>
    <style:style style:name="Table1.B" style:family="table-column">
      <style:table-column-properties style:column-width="2.1042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Standard" style:list-style-name="">
      <style:paragraph-properties style:text-autospace="none"/>
      <style:text-properties style:font-name="Cambria"/>
    </style:style>
    <style:style style:name="P3" style:family="paragraph" style:parent-style-name="Standard">
      <style:paragraph-properties style:text-autospace="none"/>
      <style:text-properties style:font-name="Cambria"/>
    </style:style>
    <style:style style:name="P4" style:family="paragraph" style:parent-style-name="Standard" style:list-style-name="L5">
      <style:paragraph-properties style:text-autospace="none"/>
      <style:text-properties style:font-name="Cambria"/>
    </style:style>
    <style:style style:name="P5" style:family="paragraph" style:parent-style-name="Standard" style:list-style-name="">
      <style:paragraph-properties style:text-autospace="none"/>
      <style:text-properties style:font-name="Cambria" fo:font-weight="bold" style:font-weight-asian="bold" style:font-weight-complex="bold"/>
    </style:style>
    <style:style style:name="P6" style:family="paragraph" style:parent-style-name="Standard" style:list-style-name="">
      <style:paragraph-properties fo:text-align="justify" style:justify-single-word="false" style:text-autospace="none"/>
      <style:text-properties style:font-name="Cambria"/>
    </style:style>
    <style:style style:name="P7" style:family="paragraph" style:parent-style-name="Standard" style:list-style-name="L3">
      <style:paragraph-properties fo:text-align="justify" style:justify-single-word="false" style:text-autospace="none"/>
      <style:text-properties style:font-name="Cambria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Cambria"/>
    </style:style>
    <style:style style:name="P9" style:family="paragraph" style:parent-style-name="Standard" style:list-style-name="">
      <style:paragraph-properties fo:text-align="center" style:justify-single-word="false" style:text-autospace="none"/>
      <style:text-properties style:font-name="Cambria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4">
      <style:paragraph-properties style:text-autospace="none"/>
    </style:style>
    <style:style style:name="P11" style:family="paragraph" style:parent-style-name="Standard" style:list-style-name="L8">
      <style:paragraph-properties fo:text-align="justify" style:justify-single-word="false"/>
      <style:text-properties fo:font-style="normal" style:font-style-asian="normal" style:font-style-complex="normal"/>
    </style:style>
    <style:style style:name="P12" style:family="paragraph" style:parent-style-name="Standard" style:list-style-name="L6">
      <style:paragraph-properties fo:text-align="justify" style:justify-single-word="false" style:text-autospace="none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 style:list-style-name="">
      <style:paragraph-properties fo:text-align="justify" style:justify-single-word="false" style:text-autospace="none"/>
    </style:style>
    <style:style style:name="P15" style:family="paragraph" style:parent-style-name="Standard" style:list-style-name="L3">
      <style:paragraph-properties fo:text-align="justify" style:justify-single-word="false" style:text-autospace="none"/>
    </style:style>
    <style:style style:name="P16" style:family="paragraph" style:parent-style-name="Standard">
      <style:paragraph-properties fo:text-align="justify" style:justify-single-word="false"/>
      <style:text-properties style:text-position="0% 100%" fo:font-style="normal" style:font-style-asian="normal" style:font-style-complex="normal"/>
    </style:style>
    <style:style style:name="P17" style:family="paragraph" style:parent-style-name="Header">
      <style:paragraph-properties>
        <style:tab-stops>
          <style:tab-stop style:position="3.4626in" style:type="center"/>
          <style:tab-stop style:position="7.4583in" style:type="right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style:font-name="Cambria" fo:font-style="italic" style:font-style-asian="italic" style:font-style-complex="italic"/>
    </style:style>
    <style:style style:name="P19" style:family="paragraph" style:parent-style-name="Table_20_Contents">
      <style:text-properties style:font-name="Cambria"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position="0% 100%" style:font-name="Webdings" fo:font-size="14pt" fo:font-style="normal" style:font-size-asian="14pt" style:font-style-asian="normal" style:font-size-complex="14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Webdings" fo:font-size="14pt" style:font-size-asian="14pt" style:font-size-complex="14pt"/>
    </style:style>
    <style:style style:name="T1" style:family="text">
      <style:text-properties style:font-name="Cambria"/>
    </style:style>
    <style:style style:name="T2" style:family="text">
      <style:text-properties style:font-name="Cambria"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Cambria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ambria" fo:font-size="12pt" fo:letter-spacing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ambria" fo:font-style="italic" style:font-style-asian="italic" style:font-style-complex="italic"/>
    </style:style>
    <style:style style:name="T8" style:family="text">
      <style:text-properties style:text-position="0% 100%" style:font-name="Cambria" fo:font-style="italic" style:font-style-asian="italic" style:font-style-complex="italic"/>
    </style:style>
    <style:style style:name="T9" style:family="text">
      <style:text-properties style:text-position="0% 100%" style:font-name="Cambria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color="#4c4c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 The Math</text:p>
      <text:p text:style-name="P2"/>
      <text:p text:style-name="P5">Team</text:p>
      <text:list xml:id="list5920236113604163468" text:style-name="L5">
        <text:list-item>
          <text:p text:style-name="P4">Deshpande, Amol (amold1@umbc.edu)</text:p>
        </text:list-item>
        <text:list-item>
          <text:p text:style-name="P4">Peshave, Akshay (peshave1@umbc.edu)</text:p>
        </text:list-item>
      </text:list>
      <text:p text:style-name="P2"/>
      <text:p text:style-name="P5">Data set</text:p>
      <text:p text:style-name="P14"><text:span text:style-name="T1">We will be using submissions to the ACM and AMS portals and their user-defined index tags/terms defined by a subset of the <text:s/>Computing Classification System(CCS 2012) and Math Subject Classification (MSC 2010) tag hierarchies respectively.</text:span></text:p>
      <text:p text:style-name="P2"/>
      <text:p text:style-name="P5">Project idea </text:p>
      <text:p text:style-name="P6">We are attempting to implement a system whose:</text:p>
      <text:list xml:id="list1649193041878439135" text:style-name="L6">
        <text:list-item>
          <text:p text:style-name="P12"><text:span text:style-name="T1">input is technical text belonging to the computing science domain .</text:span></text:p>
        </text:list-item>
        <text:list-item>
          <text:p text:style-name="P12"><text:span text:style-name="T1">output is relevant topics or concepts in the mathematics domain.</text:span></text:p>
        </text:list-item>
      </text:list>
      <text:p text:style-name="P13"><text:span text:style-name="T1">Our data corpus is ACM and AMS publications which are technical terminology intensive and are tagged with index terms from the CCS and MCS topic hierarchies. Extracting keywords/topics for each of these documents will yield the mappings </text:span><text:span text:style-name="T2">{topics</text:span><text:span text:style-name="T7">ACM</text:span><text:span text:style-name="T2"> → tags</text:span><text:span text:style-name="T7">CCS</text:span><text:span text:style-name="T8">}</text:span><text:span text:style-name="T7"> </text:span><text:span text:style-name="T9">and </text:span><text:span text:style-name="T8">{</text:span><text:span text:style-name="T2">topics</text:span><text:span text:style-name="T7">AMS</text:span><text:span text:style-name="T2"> → tags</text:span><text:span text:style-name="T7">MSC</text:span><text:span text:style-name="T8">}. </text:span>The next logical step is to derive cross-domain mappings such as </text:p>
      <text:list xml:id="list9142741194835659427" text:style-name="L8">
        <text:list-item>
          <text:p text:style-name="P11"><text:span text:style-name="T1">Cross-domain generalization: </text:span><text:span text:style-name="T2">topics</text:span><text:span text:style-name="T7">ACM</text:span><text:span text:style-name="T2"> → tags</text:span><text:span text:style-name="T7">MSC </text:span></text:p>
        </text:list-item>
        <text:list-item>
          <text:p text:style-name="P11">Cross-domain specialization: <text:s/><text:span text:style-name="T2">tags</text:span><text:span text:style-name="T7">ACM</text:span><text:span text:style-name="T2"> → topics</text:span><text:span text:style-name="T7">MSC</text:span></text:p>
        </text:list-item>
      </text:list>
      <text:p text:style-name="P16"><text:span text:style-name="T1">At this stage we can train a model to accept computing science related topics and associate them with relevant math topics. This model forms the crux of the system we are attempting to build.</text:span></text:p>
      <text:p text:style-name="P1"/>
      <text:p text:style-name="P5">Software/Packages:</text:p>
      <text:list xml:id="list5319479686808049903" text:style-name="L3">
        <text:list-item>
          <text:p text:style-name="P7">NLP based entity/concept identification extraction: Alchemy API</text:p>
        </text:list-item>
        <text:list-item>
          <text:p text:style-name="P15"><text:span text:style-name="T1">Topic modeling library for Python : Mallet ( </text:span><text:a xlink:type="simple" xlink:href="http://mallet.cs.umass.edu/"><text:span text:style-name="T1">http://mallet.cs.umass.edu/</text:span></text:a><text:span text:style-name="T1"> )</text:span></text:p>
        </text:list-item>
        <text:list-item>
          <text:p text:style-name="P7">Machine learning packages for Python : Shogun Toolbox (<text:a xlink:type="simple" xlink:href="http://www.shogun-toolbox.org/">http://www.shogun-toolbox.org/</text:a>) or PyML (<text:a xlink:type="simple" xlink:href="http://pyml.sourceforge.net/">http://pyml.sourceforge.net/</text:a>)</text:p>
        </text:list-item>
      </text:list>
      <text:p text:style-name="P3"/>
      <text:p text:style-name="P5">Relevant papers</text:p>
      <text:list xml:id="list3103575146006089693" text:style-name="L4">
        <text:list-item>
          <text:p text:style-name="P10"><text:span text:style-name="T3">Arthur Asuncion, Max Welling, Padhraic Smyth, and Yee Whye Teh. 2009. On smoothing and inference for topic models. In </text:span><text:span text:style-name="Emphasis"><text:span text:style-name="T4">Proceedings of the Twenty-Fifth Conference on Uncertainty in Artificial Intelligence </text:span></text:span><text:span text:style-name="T3">(UAI '09). AUAI Press, Arlington, Virginia, United States, 27-34.</text:span><text:span text:style-name="T1"> </text:span></text:p>
        </text:list-item>
        <text:list-item>
          <text:p text:style-name="P10"><text:span text:style-name="T3">Steffen Bickel, Michael Brückner, and Tobias Scheffer. 2009. Discriminative Learning Under Covariate Shift. </text:span><text:span text:style-name="Emphasis"><text:span text:style-name="T4">J. Mach. Learn. Res. </text:span></text:span><text:span text:style-name="T3">10 (December 2009), 2137-2155.</text:span><text:span text:style-name="T1"> </text:span></text:p>
        </text:list-item>
      </text:list>
      <text:p text:style-name="P2"/>
      <text:p text:style-name="P2"><text:span text:style-name="T5">Project Plan (for mid-term review)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Deliverables</text:p>
          </table:table-cell>
          <table:table-cell table:style-name="Table1.A1" office:value-type="string">
            <text:p text:style-name="P20">Deshpande, Amol</text:p>
          </table:table-cell>
          <table:table-cell table:style-name="Table1.C1" office:value-type="string">
            <text:p text:style-name="P20">Peshave, Akshay</text:p>
          </table:table-cell>
        </table:table-row>
        <table:table-row>
          <table:table-cell table:style-name="Table1.A2" office:value-type="string">
            <text:p text:style-name="P19">Training set</text:p>
          </table:table-cell>
          <table:table-cell table:style-name="Table1.A2" office:value-type="string">
            <text:p text:style-name="P8"><text:span text:style-name="T10">Computing domain</text:span></text:p>
          </table:table-cell>
          <table:table-cell table:style-name="Table1.C2" office:value-type="string">
            <text:p text:style-name="P8"><text:span text:style-name="T10">Mathematics domain</text:span></text:p>
          </table:table-cell>
        </table:table-row>
        <table:table-row>
          <table:table-cell table:style-name="Table1.A2" office:value-type="string">
            <text:p text:style-name="P19">Elementary prediction model</text:p>
          </table:table-cell>
          <table:table-cell table:style-name="Table1.A2" office:value-type="string">
            <text:p text:style-name="P18">Computing text → <text:s/>tags<text:span text:style-name="T6">CCS</text:span></text:p>
          </table:table-cell>
          <table:table-cell table:style-name="Table1.C2" office:value-type="string">
            <text:p text:style-name="P18">Math text → <text:s/>tags<text:span text:style-name="T6">MSC</text:span></text:p>
          </table:table-cell>
        </table:table-row>
        <table:table-row>
          <table:table-cell table:style-name="Table1.A2" office:value-type="string">
            <text:p text:style-name="P19">Possible approaches for cross-domain <text:s/>inference</text:p>
          </table:table-cell>
          <table:table-cell table:style-name="Table1.B4" office:value-type="string">
            <text:p text:style-name="P21">a</text:p>
          </table:table-cell>
          <table:table-cell table:style-name="Table1.C4" office:value-type="string">
            <text:p text:style-name="P22">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Arial1" svg:font-family="Arial, Helvetica, sans-serif"/>
    <style:font-face style:name="Mangal1" svg:font-family="Mangal"/>
    <style:font-face style:name="OpenSymbol" svg:font-family="OpenSymbol"/>
    <style:font-face style:name="Verdana1" svg:font-family="Verdana, Arial, Helvetica, sans-serif"/>
    <style:font-face style:name="Verdana" svg:font-family="Verdana, Helvetica, sans-serif"/>
    <style:font-face style:name="sans-serif" svg:font-family="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4626in" style:type="center"/>
          <style:tab-stop style:position="7.4583in" style:type="right"/>
        </style:tab-stops>
      </style:paragraph-properties>
    </style:style>
    <style:style style:name="MT1" style:family="text">
      <style:text-properties fo:color="#4c4c4c"/>
    </style:style>
    <style:page-layout style:name="Mpm1">
      <style:page-layout-properties fo:page-width="8.5in" fo:page-height="11in" style:num-format="1" style:print-orientation="portrait" fo:margin-top="0.5098in" fo:margin-bottom="0.5098in" fo:margin-left="0.6902in" fo:margin-right="0.6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CMSC 678 - Project Propos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20:17:18.51</meta:creation-date>
    <dc:date>2013-03-28T00:39:59.47</dc:date>
    <meta:editing-duration>PT1H31M34S</meta:editing-duration>
    <meta:editing-cycles>7</meta:editing-cycles>
    <meta:generator>OpenOffice.org/3.4$Win32 OpenOffice.org_project/340m1$Build-9590</meta:generator>
    <meta:document-statistic meta:table-count="1" meta:image-count="0" meta:object-count="0" meta:page-count="1" meta:paragraph-count="35" meta:word-count="318" meta:character-count="2175"/>
  </office:meta>
</office:document-meta>
</file>